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5F00000131B20FCAA0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2000001C80000013495BA1010.eps" manifest:media-type=""/>
  <manifest:file-entry manifest:full-path="Pictures/10000000000000200000002000309F1C.png" manifest:media-type="image/png"/>
  <manifest:file-entry manifest:full-path="Pictures/200000010000016800000135A635D112.svm" manifest:media-type=""/>
  <manifest:file-entry manifest:full-path="Pictures/20000001000001CD0000012DBE74C9DE.svm" manifest:media-type=""/>
  <manifest:file-entry manifest:full-path="Pictures/200000010000016800000131A798175D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639cm" svg:height="3.809cm" svg:x="3.452cm" svg:y="0.686cm">
          <draw:image xlink:href="Pictures/20000002000001C80000013495BA1010.eps" xlink:type="simple" xlink:show="embed" xlink:actuate="onLoad">
            <text:p/>
          </draw:image>
        </draw:frame>
        <draw:frame draw:style-name="gr2" draw:text-style-name="P1" draw:layer="layout" svg:width="0.739cm" svg:height="0.365cm" svg:x="5.403cm" svg:y="0.297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56cm" svg:height="0.355cm" svg:x="4.538cm" svg:y="1.151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552cm" svg:height="0.36cm" svg:x="6.607cm" svg:y="1.148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17cm" svg:height="0.355cm" svg:x="8.069cm" svg:y="2.153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431cm" svg:height="0.37cm" svg:x="7.627cm" svg:y="1.22cm">
          <draw:image xlink:href="Pictures/200000010000016800000135A635D112.svm" xlink:type="simple" xlink:show="embed" xlink:actuate="onLoad">
            <text:p/>
          </draw:image>
        </draw:frame>
        <draw:frame draw:style-name="gr7" draw:text-style-name="P1" draw:layer="layout" svg:width="0.42cm" svg:height="0.365cm" svg:x="4.184cm" svg:y="2.048cm">
          <draw:image xlink:href="Pictures/200000010000015F00000131B20FCAA0.svm" xlink:type="simple" xlink:show="embed" xlink:actuate="onLoad">
            <text:p/>
          </draw:image>
        </draw:frame>
        <draw:frame draw:style-name="gr8" draw:text-style-name="P1" draw:layer="layout" svg:width="0.431cm" svg:height="0.365cm" svg:x="6.778cm" svg:y="2.595cm">
          <draw:image xlink:href="Pictures/200000010000016800000131A798175D.svm" xlink:type="simple" xlink:show="embed" xlink:actuate="onLoad">
            <text:p/>
          </draw:image>
        </draw:frame>
        <draw:frame draw:style-name="gr9" draw:text-style-name="P1" draw:layer="layout" svg:width="0.283cm" svg:height="0.258cm" svg:x="7.692cm" svg:y="2.781cm">
          <draw:image xlink:href="Pictures/20000001000000ED000000D877E400B4.svm" xlink:type="simple" xlink:show="embed" xlink:actuate="onLoad">
            <text:p/>
          </draw:image>
        </draw:frame>
        <draw:frame draw:style-name="gr10" draw:text-style-name="P1" draw:layer="layout" svg:width="0.406cm" svg:height="0.253cm" svg:x="9.097cm" svg:y="1.726cm">
          <draw:image xlink:href="Pictures/2000000100000153000000D433F21394.svm" xlink:type="simple" xlink:show="embed" xlink:actuate="onLoad">
            <text:p/>
          </draw:image>
        </draw:frame>
        <draw:frame draw:style-name="gr11" draw:text-style-name="P1" draw:layer="layout" svg:width="0.299cm" svg:height="0.258cm" svg:x="8.518cm" svg:y="3.583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446cm" svg:height="0.355cm" svg:x="4.548cm" svg:y="3.445cm">
          <draw:image xlink:href="Pictures/2000000100000175000001295D7A3A32.svm" xlink:type="simple" xlink:show="embed" xlink:actuate="onLoad">
            <text:p/>
          </draw:image>
        </draw:frame>
        <draw:frame draw:style-name="gr13" draw:text-style-name="P1" draw:layer="layout" svg:width="0.557cm" svg:height="0.355cm" svg:x="6.607cm" svg:y="3.445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745cm" svg:height="0.36cm" svg:x="5.4cm" svg:y="4.372cm">
          <draw:image xlink:href="Pictures/200000010000026E0000012D2A70A9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2T14:30:22</meta:creation-date>
    <meta:editing-duration>PT4M12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8-22T14:34:33</dc:date>
    <dc:creator>kkk </dc:creator>
    <meta:document-statistic meta:object-count="14"/>
    <meta:template xlink:type="simple" xlink:actuate="onRequest" xlink:title="kkkFigures" xlink:href="../../../../../.libreoffice/3/user/template/kkkFigures.otg" meta:date="2014-08-22T14:30:21"/>
  </office:meta>
</office:document-meta>
</file>